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98in"/>
    </style:style>
    <style:style style:name="co2" style:family="table-column">
      <style:table-column-properties fo:break-before="auto" style:column-width="0.9272in"/>
    </style:style>
    <style:style style:name="co3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1.1252in"/>
    </style:style>
    <style:style style:name="co6" style:family="table-column">
      <style:table-column-properties fo:break-before="auto" style:column-width="1.1862in"/>
    </style:style>
    <style:style style:name="co7" style:family="table-column">
      <style:table-column-properties fo:break-before="auto" style:column-width="1.2819in"/>
    </style:style>
    <style:style style:name="co8" style:family="table-column">
      <style:table-column-properties fo:break-before="auto" style:column-width="1.6102in"/>
    </style:style>
    <style:style style:name="co9" style:family="table-column">
      <style:table-column-properties fo:break-before="auto" style:column-width="1.270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fo:background-color="#ccccff" style:text-align-source="fix" style:repeat-content="false" fo:wrap-option="wrap" fo:border="0.028in solid #aaaaaa" style:vertical-align="automatic"/>
      <style:paragraph-properties fo:text-align="center"/>
      <style:text-properties fo:color="#0000ff" style:text-underline-style="solid" style:text-underline-width="auto" style:text-underline-color="font-color"/>
    </style:style>
    <style:style style:name="ce3" style:family="table-cell" style:parent-style-name="Hyperlink" style:data-style-name="N0">
      <style:table-cell-properties fo:background-color="#ccccff" style:text-align-source="fix" style:repeat-content="false" fo:wrap-option="wrap" fo:border="0.028in solid #aaaaaa" style:vertical-align="top"/>
      <style:paragraph-properties fo:text-align="center"/>
      <style:text-properties fo:color="#0000ff" style:text-underline-style="solid" style:text-underline-width="auto" style:text-underline-color="font-color"/>
    </style:style>
    <style:style style:name="ce4" style:family="table-cell" style:parent-style-name="Hyperlink" style:data-style-name="N0">
      <style:table-cell-properties fo:background-color="#ffcc99" style:text-align-source="fix" style:repeat-content="false" fo:wrap-option="wrap" fo:border="0.028in solid #aaaaaa" style:vertical-align="automatic"/>
      <style:paragraph-properties fo:text-align="center"/>
      <style:text-properties fo:color="#0000ff" style:text-underline-style="solid" style:text-underline-width="auto" style:text-underline-color="font-color"/>
    </style:style>
    <style:style style:name="ce5" style:family="table-cell" style:parent-style-name="Hyperlink" style:data-style-name="N0">
      <style:table-cell-properties fo:background-color="#99ff99" style:text-align-source="fix" style:repeat-content="false" fo:wrap-option="wrap" fo:border="0.028in solid #aaaaaa" style:vertical-align="automatic"/>
      <style:paragraph-properties fo:text-align="center"/>
      <style:text-properties fo:color="#0000ff" style:text-underline-style="solid" style:text-underline-width="auto" style:text-underline-color="font-color"/>
    </style:style>
    <style:style style:name="ce6" style:family="table-cell" style:parent-style-name="Hyperlink" style:data-style-name="N0">
      <style:table-cell-properties fo:background-color="#ff99ff" style:text-align-source="fix" style:repeat-content="false" fo:wrap-option="wrap" fo:border="0.028in solid #aaaaaa" style:vertical-align="top"/>
      <style:paragraph-properties fo:text-align="center"/>
      <style:text-properties fo:color="#0000ff" style:text-underline-style="solid" style:text-underline-width="auto" style:text-underline-color="font-color"/>
    </style:style>
    <style:style style:name="ce7" style:family="table-cell" style:parent-style-name="Hyperlink" style:data-style-name="N0">
      <style:table-cell-properties fo:background-color="#ff99ff" style:text-align-source="fix" style:repeat-content="false" fo:wrap-option="wrap" fo:border="0.028in solid #aaaaaa" style:vertical-align="automatic"/>
      <style:paragraph-properties fo:text-align="center"/>
      <style:text-properties fo:color="#0000ff" style:text-underline-style="solid" style:text-underline-width="auto" style:text-underline-color="font-color"/>
    </style:style>
    <style:style style:name="ce8" style:family="table-cell" style:parent-style-name="Hyperlink" style:data-style-name="N0">
      <style:table-cell-properties fo:background-color="#ffffcc" style:text-align-source="fix" style:repeat-content="false" fo:wrap-option="wrap" fo:border="0.028in solid #aaaaaa" style:vertical-align="automatic"/>
      <style:paragraph-properties fo:text-align="center"/>
      <style:text-properties fo:color="#0000ff" style:text-underline-style="solid" style:text-underline-width="auto" style:text-underline-color="font-color"/>
    </style:style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Hyperlink" style:data-style-name="N0">
      <style:table-cell-properties fo:background-color="#ff9900" style:text-align-source="fix" style:repeat-content="false" fo:wrap-option="wrap" fo:border="0.028in solid #aaaaaa" style:vertical-align="top"/>
      <style:paragraph-properties fo:text-align="center"/>
      <style:text-properties fo:color="#0000ff" style:text-underline-style="solid" style:text-underline-width="auto" style:text-underline-color="font-color"/>
    </style:style>
    <style:style style:name="ce11" style:family="table-cell" style:parent-style-name="Hyperlink" style:data-style-name="N0">
      <style:table-cell-properties fo:background-color="#0099ff" style:text-align-source="fix" style:repeat-content="false" fo:wrap-option="wrap" fo:border="0.028in solid #aaaaaa" style:vertical-align="top"/>
      <style:paragraph-properties fo:text-align="center"/>
      <style:text-properties fo:color="#0000ff" style:text-underline-style="solid" style:text-underline-width="auto" style:text-underline-color="font-color"/>
    </style:style>
    <style:style style:name="ce12" style:family="table-cell" style:parent-style-name="Hyperlink" style:data-style-name="N0">
      <style:table-cell-properties fo:background-color="#ffff33" style:text-align-source="fix" style:repeat-content="false" fo:wrap-option="wrap" fo:border="0.028in solid #aaaaaa" style:vertical-align="top"/>
      <style:paragraph-properties fo:text-align="center"/>
      <style:text-properties fo:color="#0000ff" style:text-underline-style="solid" style:text-underline-width="auto" style:text-underline-color="font-color"/>
    </style:style>
    <style:style style:name="ce13" style:family="table-cell" style:parent-style-name="Hyperlink" style:data-style-name="N0">
      <style:table-cell-properties fo:background-color="#669966" style:text-align-source="fix" style:repeat-content="false" fo:wrap-option="wrap" fo:border="0.028in solid #aaaaaa" style:vertical-align="top"/>
      <style:paragraph-properties fo:text-align="center"/>
      <style:text-properties fo:color="#0000ff" style:text-underline-style="solid" style:text-underline-width="auto" style:text-underline-color="font-color"/>
    </style:style>
    <style:style style:name="ce14" style:family="table-cell" style:parent-style-name="Hyperlink" style:data-style-name="N0">
      <style:table-cell-properties fo:background-color="#ff33ff" style:text-align-source="fix" style:repeat-content="false" fo:wrap-option="wrap" fo:border="0.028in solid #aaaaaa" style:vertical-align="top"/>
      <style:paragraph-properties fo:text-align="center"/>
      <style:text-properties fo:color="#0000ff" style:text-underline-style="solid" style:text-underline-width="auto" style:text-underline-color="font-color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case-sensitive="false" table:search-criteria-must-apply-to-whole-cell="false"/>
      <table:table table:name="LXX201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/>
          <table:table-cell table:style-name="ce9" office:value-type="string">
            <text:p>Progress updating typos, archaic word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://en.wikipedia.org/wiki/Book_of_Genesis">Genesis</text:a>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a xlink:href="http://en.wikipedia.org/wiki/Book_of_Exodus">Exodus</text:a>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a xlink:href="http://en.wikipedia.org/wiki/Book_of_Leviticus">Leviticus</text:a>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a xlink:href="http://en.wikipedia.org/wiki/Book_of_Numbers">Numbers</text:a>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<text:a xlink:href="http://en.wikipedia.org/wiki/Book_of_Deuteronomy">Deuteronomy</text:a>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a xlink:href="http://en.wikipedia.org/wiki/Book_of_Joshua">Joshua</text:a>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a xlink:href="http://en.wikipedia.org/wiki/Book_of_Judges">Judges</text:a>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a xlink:href="http://en.wikipedia.org/wiki/Book_of_Ruth">Ruth</text:a>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a xlink:href="http://en.wikipedia.org/wiki/Books_of_Samuel">1 Samuel</text:a>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a xlink:href="http://en.wikipedia.org/wiki/Books_of_Samuel">2 Samuel</text:a>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a xlink:href="http://en.wikipedia.org/wiki/Books_of_Kings">1 Kings</text:a>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a xlink:href="http://en.wikipedia.org/wiki/Books_of_Kings">2 Kings</text:a>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a xlink:href="http://en.wikipedia.org/wiki/Books_of_Chronicles">1 Chronicles</text:a>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a xlink:href="http://en.wikipedia.org/wiki/Books_of_Chronicles">2 Chronicles</text:a>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a xlink:href="http://en.wikipedia.org/wiki/Book_of_Ezra">Ezra</text:a>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a xlink:href="http://en.wikipedia.org/wiki/Book_of_Nehemiah">Nehemiah</text:a>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a xlink:href="http://en.wikipedia.org/wiki/Book_of_Esther">Esther</text:a>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<text:a xlink:href="http://en.wikipedia.org/wiki/Book_of_Job">Job</text:a>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<text:a xlink:href="http://en.wikipedia.org/wiki/Psalms">Psalms</text:a>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<text:a xlink:href="http://en.wikipedia.org/wiki/Book_of_Proverbs">Proverbs</text:a>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<text:a xlink:href="http://en.wikipedia.org/wiki/Ecclesiastes">Ecclesiastes</text:a>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<text:a xlink:href="http://en.wikipedia.org/wiki/Song_of_Solomon">Song of Solomon</text:a>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<text:a xlink:href="http://en.wikipedia.org/wiki/Book_of_Isaiah">Isaiah</text:a>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<text:a xlink:href="http://en.wikipedia.org/wiki/Book_of_Jeremiah">Jeremiah</text:a>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<text:a xlink:href="http://en.wikipedia.org/wiki/Book_of_Lamentations">Lamentations</text:a>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<text:a xlink:href="http://en.wikipedia.org/wiki/Book_of_Ezekiel">Ezekiel</text:a>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<text:a xlink:href="http://en.wikipedia.org/wiki/Book_of_Daniel">Daniel</text:a>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<text:a xlink:href="http://en.wikipedia.org/wiki/Book_of_Hosea">Hosea</text:a>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<text:a xlink:href="http://en.wikipedia.org/wiki/Book_of_Joel">Joel</text:a>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<text:a xlink:href="http://en.wikipedia.org/wiki/Book_of_Amos">Amos</text:a>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<text:a xlink:href="http://en.wikipedia.org/wiki/Book_of_Obadiah">Obadiah</text:a>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<text:a xlink:href="http://en.wikipedia.org/wiki/Book_of_Jonah">Jonah</text:a>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<text:a xlink:href="http://en.wikipedia.org/wiki/Book_of_Micah">Micah</text:a>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<text:a xlink:href="http://en.wikipedia.org/wiki/Book_of_Nahum">Nahum</text:a>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<text:a xlink:href="http://en.wikipedia.org/wiki/Book_of_Habakkuk">Habakkuk</text:a>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<text:a xlink:href="http://en.wikipedia.org/wiki/Book_of_Zephaniah">Zephaniah</text:a>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<text:a xlink:href="http://en.wikipedia.org/wiki/Book_of_Haggai">Haggai</text:a>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<text:a xlink:href="http://en.wikipedia.org/wiki/Book_of_Zechariah">Zechariah</text:a>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<text:a xlink:href="http://en.wikipedia.org/wiki/Book_of_Malachi">Malachi</text:a></text:p>
          </table:table-cell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ptuagint" table:style-name="ta2">
        <table:table-column table:style-name="co9" table:default-cell-style-name="ce1"/>
        <table:table-column table:style-name="co3" table:default-cell-style-name="ce18"/>
        <table:table-column table:style-name="co3" table:number-columns-repeated="1022" table:default-cell-style-name="ce1"/>
        <table:table-row table:style-name="ro1">
          <table:table-cell table:style-name="ce16"/>
          <table:table-cell table:style-name="ce17" office:value-type="string">
            <text:p>Proofread updating typos</text:p>
          </table:table-cell>
          <table:table-cell table:style-name="ce16" table:number-columns-repeated="1022"/>
        </table:table-row>
        <table:table-row table:style-name="ro2">
          <table:table-cell table:style-name="ce2" office:value-type="string">
            <text:p><text:a xlink:href="http://en.wikipedia.org/wiki/Book_of_Genesis">Genesis</text:a></text:p>
          </table:table-cell>
          <table:table-cell office:value-type="string">
            <text:p>1-2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://en.wikipedia.org/wiki/Book_of_Exodus">Exodus</text:a>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a xlink:href="http://en.wikipedia.org/wiki/Book_of_Leviticus">Leviticus</text:a>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a xlink:href="http://en.wikipedia.org/wiki/Book_of_Numbers">Numbers</text:a>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<text:a xlink:href="http://en.wikipedia.org/wiki/Book_of_Deuteronomy">Deuteronomy</text:a>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a xlink:href="http://en.wikipedia.org/wiki/Book_of_Joshua">Joshua</text:a></text:p>
          </table:table-cell>
          <table:table-cell office:value-type="string">
            <text:p>1-2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<text:a xlink:href="http://en.wikipedia.org/wiki/Book_of_Judges">Judges</text:a>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a xlink:href="http://en.wikipedia.org/wiki/Book_of_Ruth">Ruth</text:a>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a xlink:href="http://en.wikipedia.org/wiki/Books_of_Samuel">1 Samuel</text:a>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a xlink:href="http://en.wikipedia.org/wiki/Books_of_Samuel">2 Samuel</text:a>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a xlink:href="http://en.wikipedia.org/wiki/Books_of_Kings">1 Kings</text:a>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a xlink:href="http://en.wikipedia.org/wiki/Books_of_Kings">2 Kings</text:a>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a xlink:href="http://en.wikipedia.org/wiki/Books_of_Chronicles">1 Chronicles</text:a>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a xlink:href="http://en.wikipedia.org/wiki/Books_of_Chronicles">2 Chronicles</text:a>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a xlink:href="http://en.wikipedia.org/wiki/Book_of_Ezra">Ezra</text:a>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a xlink:href="http://en.wikipedia.org/wiki/Book_of_Nehemiah">Nehemiah</text:a>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<text:a xlink:href="http://en.wikipedia.org/wiki/Book_of_Esther">Esther</text:a>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<text:a xlink:href="http://en.wikipedia.org/wiki/Book_of_Job">Job</text:a></text:p>
          </table:table-cell>
          <table:table-cell office:value-type="string">
            <text:p>1-2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<text:a xlink:href="http://en.wikipedia.org/wiki/Psalms">Psalms</text:a>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<text:a xlink:href="http://en.wikipedia.org/wiki/Book_of_Proverbs">Proverbs</text:a>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<text:a xlink:href="http://en.wikipedia.org/wiki/Ecclesiastes">Ecclesiastes</text:a>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<text:a xlink:href="http://en.wikipedia.org/wiki/Song_of_Solomon">Song of Solomon</text:a>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<text:a xlink:href="http://en.wikipedia.org/wiki/Book_of_Isaiah">Isaiah</text:a></text:p>
          </table:table-cell>
          <table:table-cell office:value-type="string">
            <text:p>1-2</text:p>
          </table:table-cell>
          <table:table-cell table:number-columns-repeated="1022"/>
        </table:table-row>
        <table:table-row table:style-name="ro2">
          <table:table-cell table:style-name="ce7" office:value-type="string">
            <text:p><text:a xlink:href="http://en.wikipedia.org/wiki/Book_of_Jeremiah">Jeremiah</text:a>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<text:a xlink:href="http://en.wikipedia.org/wiki/Book_of_Lamentations">Lamentations</text:a>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<text:a xlink:href="http://en.wikipedia.org/wiki/Book_of_Ezekiel">Ezekiel</text:a>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<text:a xlink:href="http://en.wikipedia.org/wiki/Book_of_Daniel">Daniel</text:a>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<text:a xlink:href="http://en.wikipedia.org/wiki/Book_of_Hosea">Hosea</text:a>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<text:a xlink:href="http://en.wikipedia.org/wiki/Book_of_Joel">Joel</text:a>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<text:a xlink:href="http://en.wikipedia.org/wiki/Book_of_Amos">Amos</text:a>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<text:a xlink:href="http://en.wikipedia.org/wiki/Book_of_Obadiah">Obadiah</text:a>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<text:a xlink:href="http://en.wikipedia.org/wiki/Book_of_Jonah">Jonah</text:a>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<text:a xlink:href="http://en.wikipedia.org/wiki/Book_of_Micah">Micah</text:a>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<text:a xlink:href="http://en.wikipedia.org/wiki/Book_of_Nahum">Nahum</text:a>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<text:a xlink:href="http://en.wikipedia.org/wiki/Book_of_Habakkuk">Habakkuk</text:a>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<text:a xlink:href="http://en.wikipedia.org/wiki/Book_of_Zephaniah">Zephaniah</text:a>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<text:a xlink:href="http://en.wikipedia.org/wiki/Book_of_Haggai">Haggai</text:a>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<text:a xlink:href="http://en.wikipedia.org/wiki/Book_of_Zechariah">Zechariah</text:a>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<text:a xlink:href="http://en.wikipedia.org/wiki/Book_of_Malachi">Malachi</text:a></text:p>
          </table:table-cell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stcott_&amp;_Hort" table:style-name="ta2">
        <table:table-column table:style-name="co5" table:default-cell-style-name="ce1"/>
        <table:table-column table:style-name="co3" table:default-cell-style-name="ce18"/>
        <table:table-column table:style-name="co3" table:number-columns-repeated="1022" table:default-cell-style-name="ce1"/>
        <table:table-row table:style-name="ro1">
          <table:table-cell/>
          <table:table-cell table:style-name="ce17" office:value-type="string">
            <text:p>Proofread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<text:a xlink:href="http://en.wikipedia.org/wiki/Gospel_of_Matthew">Matthew</text:a></text:p>
          </table:table-cell>
          <table:table-cell office:value-type="string">
            <text:p>1-2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<text:a xlink:href="http://en.wikipedia.org/wiki/Gospel_of_Mark">Mark</text:a>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<text:a xlink:href="http://en.wikipedia.org/wiki/Gospel_of_Luke">Luke</text:a>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<text:a xlink:href="http://en.wikipedia.org/wiki/Gospel_of_John">John</text:a>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<text:a xlink:href="http://en.wikipedia.org/wiki/Acts_of_the_Apostles">Acts</text:a></text:p>
          </table:table-cell>
          <table:table-cell office:value-type="string">
            <text:p>1-2</text:p>
          </table:table-cell>
          <table:table-cell table:number-columns-repeated="1022"/>
        </table:table-row>
        <table:table-row table:style-name="ro2">
          <table:table-cell table:style-name="ce12" office:value-type="string">
            <text:p><text:a xlink:href="http://en.wikipedia.org/wiki/Epistle_to_the_Romans">Romans</text:a>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<text:a xlink:href="http://en.wikipedia.org/wiki/First_Epistle_to_the_Corinthians">1 Corinthians</text:a>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<text:a xlink:href="http://en.wikipedia.org/wiki/Second_Epistle_to_the_Corinthians">2 Corinthians</text:a>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<text:a xlink:href="http://en.wikipedia.org/wiki/Epistle_to_the_Galatians">Galatians</text:a>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<text:a xlink:href="http://en.wikipedia.org/wiki/Epistle_to_the_Ephesians">Ephesians</text:a>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<text:a xlink:href="http://en.wikipedia.org/wiki/Epistle_to_the_Philippians">Philippians</text:a>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<text:a xlink:href="http://en.wikipedia.org/wiki/Epistle_to_the_Colossians">Colossians</text:a>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<text:a xlink:href="http://en.wikipedia.org/wiki/First_Epistle_to_the_Thessalonians">1 Thessalonians</text:a>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<text:a xlink:href="http://en.wikipedia.org/wiki/Second_Epistle_to_the_Thessalonians">2 Thessalonians</text:a>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<text:a xlink:href="http://en.wikipedia.org/wiki/First_Epistle_to_Timothy">1 Timothy</text:a>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<text:a xlink:href="http://en.wikipedia.org/wiki/Second_Epistle_to_Timothy">2 Timothy</text:a>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<text:a xlink:href="http://en.wikipedia.org/wiki/Epistle_to_Titus">Titus</text:a>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<text:a xlink:href="http://en.wikipedia.org/wiki/Epistle_to_Philemon">Philemon</text:a>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<text:a xlink:href="http://en.wikipedia.org/wiki/Epistle_to_the_Hebrews">Hebrews</text:a>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<text:a xlink:href="http://en.wikipedia.org/wiki/Epistle_of_James">James</text:a>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<text:a xlink:href="http://en.wikipedia.org/wiki/First_Epistle_of_Peter">1 Peter</text:a>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<text:a xlink:href="http://en.wikipedia.org/wiki/Second_Epistle_of_Peter">2 Peter</text:a>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<text:a xlink:href="http://en.wikipedia.org/wiki/First_Epistle_of_John">1 John</text:a>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<text:a xlink:href="http://en.wikipedia.org/wiki/Second_Epistle_of_John">2 John</text:a>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<text:a xlink:href="http://en.wikipedia.org/wiki/Third_Epistle_of_John">3 John</text:a>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<text:a xlink:href="http://en.wikipedia.org/wiki/Epistle_of_Jude">Jude</text:a></text:p>
          </table:table-cell>
          <table:table-cell table:number-columns-repeated="1023"/>
        </table:table-row>
        <table:table-row table:style-name="ro2">
          <table:table-cell table:style-name="ce14" office:value-type="string">
            <text:p><text:a xlink:href="http://en.wikipedia.org/wiki/Book_of_Revelation">Revelation</text:a></text:p>
          </table:table-cell>
          <table:table-cell table:number-columns-repeated="102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HEB" table:style-name="ta2">
        <table:table-column table:style-name="co5" table:default-cell-style-name="ce1"/>
        <table:table-column table:style-name="co3" table:number-columns-repeated="1023" table:default-cell-style-name="ce1"/>
        <table:table-row table:style-name="ro1">
          <table:table-cell/>
          <table:table-cell table:style-name="ce9" office:value-type="string">
            <text:p>Proofread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<text:a xlink:href="http://en.wikipedia.org/wiki/Gospel_of_Matthew">Matthew</text:a>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<text:a xlink:href="http://en.wikipedia.org/wiki/Gospel_of_Mark">Mark</text:a>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<text:a xlink:href="http://en.wikipedia.org/wiki/Gospel_of_Luke">Luke</text:a>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<text:a xlink:href="http://en.wikipedia.org/wiki/Gospel_of_John">John</text:a>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<text:a xlink:href="http://en.wikipedia.org/wiki/Acts_of_the_Apostles">Acts</text:a>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<text:a xlink:href="http://en.wikipedia.org/wiki/Epistle_to_the_Romans">Romans</text:a>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<text:a xlink:href="http://en.wikipedia.org/wiki/First_Epistle_to_the_Corinthians">1 Corinthians</text:a>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<text:a xlink:href="http://en.wikipedia.org/wiki/Second_Epistle_to_the_Corinthians">2 Corinthians</text:a>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<text:a xlink:href="http://en.wikipedia.org/wiki/Epistle_to_the_Galatians">Galatians</text:a>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<text:a xlink:href="http://en.wikipedia.org/wiki/Epistle_to_the_Ephesians">Ephesians</text:a>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<text:a xlink:href="http://en.wikipedia.org/wiki/Epistle_to_the_Philippians">Philippians</text:a>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<text:a xlink:href="http://en.wikipedia.org/wiki/Epistle_to_the_Colossians">Colossians</text:a>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<text:a xlink:href="http://en.wikipedia.org/wiki/First_Epistle_to_the_Thessalonians">1 Thessalonians</text:a>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<text:a xlink:href="http://en.wikipedia.org/wiki/Second_Epistle_to_the_Thessalonians">2 Thessalonians</text:a>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<text:a xlink:href="http://en.wikipedia.org/wiki/First_Epistle_to_Timothy">1 Timothy</text:a>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<text:a xlink:href="http://en.wikipedia.org/wiki/Second_Epistle_to_Timothy">2 Timothy</text:a>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<text:a xlink:href="http://en.wikipedia.org/wiki/Epistle_to_Titus">Titus</text:a>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<text:a xlink:href="http://en.wikipedia.org/wiki/Epistle_to_Philemon">Philemon</text:a>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<text:a xlink:href="http://en.wikipedia.org/wiki/Epistle_to_the_Hebrews">Hebrews</text:a>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<text:a xlink:href="http://en.wikipedia.org/wiki/Epistle_of_James">James</text:a>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<text:a xlink:href="http://en.wikipedia.org/wiki/First_Epistle_of_Peter">1 Peter</text:a>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<text:a xlink:href="http://en.wikipedia.org/wiki/Second_Epistle_of_Peter">2 Peter</text:a>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<text:a xlink:href="http://en.wikipedia.org/wiki/First_Epistle_of_John">1 John</text:a>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<text:a xlink:href="http://en.wikipedia.org/wiki/Second_Epistle_of_John">2 John</text:a>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<text:a xlink:href="http://en.wikipedia.org/wiki/Third_Epistle_of_John">3 John</text:a>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<text:a xlink:href="http://en.wikipedia.org/wiki/Epistle_of_Jude">Jude</text:a></text:p>
          </table:table-cell>
          <table:table-cell table:number-columns-repeated="1023"/>
        </table:table-row>
        <table:table-row table:style-name="ro2">
          <table:table-cell table:style-name="ce14" office:value-type="string">
            <text:p><text:a xlink:href="http://en.wikipedia.org/wiki/Book_of_Revelation">Revelation</text:a></text:p>
          </table:table-cell>
          <table:table-cell table:number-columns-repeated="102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sc" table:style-name="ta2"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3" table:number-columns-repeated="1020" table:default-cell-style-name="ce1"/>
        <table:table-row table:style-name="ro1">
          <table:table-cell table:style-name="ce15" office:value-type="string" table:number-columns-spanned="4" table:number-rows-spanned="1">
            <text:p>Find and replace names in the LXX2012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>
            <text:p>Original</text:p>
          </table:table-cell>
          <table:table-cell office:value-type="string">
            <text:p>Replacement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9" office:value-type="string">
            <text:p>Separate and format each book after the English and Greek has been updated</text:p>
          </table:table-cell>
          <table:table-cell table:number-columns-repeated="102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2">06/22/2012</text:date>, <text:time>23:1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Paul</meta:initial-creator>
    <dc:creator>Joel and Brittany Ray</dc:creator>
    <meta:creation-date>2012-06-22T21:35:12Z</meta:creation-date>
    <dc:date>2012-06-22T23:15:25.53</dc:date>
    <meta:editing-duration>PT5M32S</meta:editing-duration>
    <meta:editing-cycles>5</meta:editing-cycles>
    <meta:document-statistic meta:table-count="5" meta:cell-count="146" meta:object-count="0"/>
  </office:meta>
</office:document-meta>
</file>